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384F769516CDC319D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楷体" svg:font-family="楷体"/>
    <style:font-face style:name="黑体" svg:font-family="黑体"/>
    <style:font-face style:name="Lato Medium" svg:font-family="'Lato Medium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93cm" fo:min-width="2.929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3.31cm"/>
    </style:style>
    <style:style style:name="P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solid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style:text-position="0% 100%" style:font-name="Arimo"/>
    </style:style>
    <style:style style:name="P4" style:family="paragraph">
      <loext:graphic-properties draw:fill-color="#ffffff"/>
      <style:paragraph-properties fo:text-align="center"/>
      <style:text-properties style:text-position="0% 100%" style:font-name="Arimo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0% 100%" style:font-name="Arim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429cm" svg:height="1.143cm" svg:x="8.366cm" svg:y="17.129cm">
          <text:p text:style-name="P1"><text:span text:style-name="T1">GitLa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.27cm" svg:x="7.35cm" svg:y="12.811cm">
          <text:p text:style-name="P3"><text:span text:style-name="T2">Merge </text:span><text:span text:style-name="T2">reques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楷体" svg:font-family="楷体"/>
    <style:font-face style:name="黑体" svg:font-family="黑体"/>
    <style:font-face style:name="Lato Medium" svg:font-family="'Lato Medium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2010000064000000384F769516CDC319D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7:40:24.595695508</meta:creation-date>
    <dc:date>2019-11-27T17:56:10.980781772</dc:date>
    <meta:editing-duration>PT15M59S</meta:editing-duration>
    <meta:editing-cycles>2</meta:editing-cycles>
    <meta:generator>LibreOffice/6.0.7.3$Linux_X86_64 LibreOffice_project/00m0$Build-3</meta:generator>
    <meta:document-statistic meta:object-count="2"/>
  </office:meta>
</office:document-meta>
</file>